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1165in"/>
    </style:style>
    <style:style style:name="co6" style:family="table-column">
      <style:table-column-properties fo:break-before="auto" style:column-width="0.9701in"/>
    </style:style>
    <style:style style:name="co7" style:family="table-column">
      <style:table-column-properties fo:break-before="auto" style:column-width="1.15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9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/>
          <table:table-cell office:value-type="string">
            <text:p>RadiusDisk [m]</text:p>
          </table:table-cell>
          <table:table-cell office:value-type="float" office:value="0.135">
            <text:p>0.135</text:p>
          </table:table-cell>
          <table:table-cell office:value-type="float" office:value="0.14">
            <text:p>0.14</text:p>
          </table:table-cell>
          <table:table-cell office:value-type="float" office:value="0.001">
            <text:p>0.001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w_avg [rad/s]</text:p>
          </table:table-cell>
          <table:table-cell office:value-type="string">
            <text:p>s_w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sJ</text:p>
          </table:table-cell>
          <table:table-cell office:value-type="string">
            <text:p>J_avg</text:p>
          </table:table-cell>
          <table:table-cell office:value-type="string">
            <text:p>s_J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.9">
            <text:p>7.9</text:p>
          </table:table-cell>
          <table:table-cell table:formula="of:=[.C4]/[.$B$4]" office:value-type="float" office:value="0.395">
            <text:p>0.395</text:p>
          </table:table-cell>
          <table:table-cell table:formula="of:=1/[.D4]" office:value-type="float" office:value="2.53164556962025">
            <text:p>2.5316455696</text:p>
          </table:table-cell>
          <table:table-cell table:formula="of:=2*[.$C$1]*[.E4]" office:value-type="float" office:value="15.9067982460243">
            <text:p>15.906798246</text:p>
          </table:table-cell>
          <table:table-cell/>
          <table:table-cell table:formula="of:=AVERAGE([.F4:.F7])" office:value-type="float" office:value="17.1895794621674">
            <text:p>17.1895794622</text:p>
          </table:table-cell>
          <table:table-cell table:formula="of:=STDEV([.F4:.F7])/2" office:value-type="float" office:value="0.431501465913891">
            <text:p>0.4315014659</text:p>
          </table:table-cell>
          <table:table-cell table:number-columns-repeated="2"/>
          <table:table-cell table:style-name="ce3" table:formula="of:=2*[.$A$4]*9.81*1/[.H4]^2-[.$A$4]*[.$F$1]^2" office:value-type="float" office:value="0.0481750641849638">
            <text:p>0.0481750642</text:p>
          </table:table-cell>
          <table:table-cell table:style-name="ce5" table:formula="of:=2*SQRT([.A4]^2*([.$F$1]^2*[.$H$1]^2)+4*9.81^2*1^2*[.I4]^2/[.H4]^6)" office:value-type="float" office:value="0.00334453179023599">
            <text:p>0.00334</text:p>
          </table:table-cell>
          <table:table-cell table:formula="of:=AVERAGE([.L4:.L22])" office:value-type="float" office:value="0.0468312693970272">
            <text:p>0.0468312694</text:p>
          </table:table-cell>
          <table:table-cell table:formula="of:=STDEV([.L4:.L22])/2" office:value-type="float" office:value="0.000974243727083013">
            <text:p>0.00097424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7.2">
            <text:p>7.2</text:p>
          </table:table-cell>
          <table:table-cell table:formula="of:=[.C5]/[.$B$4]" office:value-type="float" office:value="0.36">
            <text:p>0.36</text:p>
          </table:table-cell>
          <table:table-cell table:formula="of:=1/[.D5]" office:value-type="float" office:value="2.77777777777778">
            <text:p>2.7777777778</text:p>
          </table:table-cell>
          <table:table-cell table:formula="of:=2*[.$C$1]*[.E5]" office:value-type="float" office:value="17.4532925199433">
            <text:p>17.4532925199</text:p>
          </table:table-cell>
          <table:table-cell table:number-columns-repeated="5"/>
          <table:table-cell table:style-name="ce3"/>
          <table:table-cell table:style-name="ce5"/>
          <table:table-cell table:number-columns-repeated="3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6]/[.$B$4]" office:value-type="float" office:value="0.355">
            <text:p>0.355</text:p>
          </table:table-cell>
          <table:table-cell table:formula="of:=1/[.D6]" office:value-type="float" office:value="2.8169014084507">
            <text:p>2.8169014085</text:p>
          </table:table-cell>
          <table:table-cell table:formula="of:=2*[.$C$1]*[.E6]" office:value-type="float" office:value="17.699113541351">
            <text:p>17.6991135414</text:p>
          </table:table-cell>
          <table:table-cell table:number-columns-repeated="5"/>
          <table:table-cell table:style-name="ce3"/>
          <table:table-cell table:style-name="ce5"/>
          <table:table-cell table:number-columns-repeated="3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7]/[.$B$4]" office:value-type="float" office:value="0.355">
            <text:p>0.355</text:p>
          </table:table-cell>
          <table:table-cell table:formula="of:=1/[.D7]" office:value-type="float" office:value="2.8169014084507">
            <text:p>2.8169014085</text:p>
          </table:table-cell>
          <table:table-cell table:formula="of:=2*[.$C$1]*[.E7]" office:value-type="float" office:value="17.699113541351">
            <text:p>17.6991135414</text:p>
          </table:table-cell>
          <table:table-cell table:number-columns-repeated="5"/>
          <table:table-cell table:style-name="ce3"/>
          <table:table-cell table:style-name="ce5"/>
          <table:table-cell table:number-columns-repeated="3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number-columns-repeated="3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8.9">
            <text:p>8.9</text:p>
          </table:table-cell>
          <table:table-cell table:formula="of:=[.C10]/[.$B$10]" office:value-type="float" office:value="0.296666666666667">
            <text:p>0.2966666667</text:p>
          </table:table-cell>
          <table:table-cell table:formula="of:=1/[.D10]" office:value-type="float" office:value="3.37078651685393">
            <text:p>3.3707865169</text:p>
          </table:table-cell>
          <table:table-cell table:formula="of:=2*[.$C$1]*[.E10]" office:value-type="float" office:value="21.1792763163357">
            <text:p>21.1792763163</text:p>
          </table:table-cell>
          <table:table-cell/>
          <table:table-cell table:formula="of:=AVERAGE([.F10:.F13])" office:value-type="float" office:value="21.545867684922">
            <text:p>21.5458676849</text:p>
          </table:table-cell>
          <table:table-cell table:formula="of:=STDEV([.F10:.F13])/2" office:value-type="float" office:value="0.158971177646135">
            <text:p>0.1589711776</text:p>
          </table:table-cell>
          <table:table-cell table:number-columns-repeated="2"/>
          <table:table-cell table:style-name="ce3" table:formula="of:=2*[.$A$10]*9.81*1/[.H10]^2-[.$A$10]*[.$F$1]^2" office:value-type="float" office:value="0.048078083382891">
            <text:p>0.0480780834</text:p>
          </table:table-cell>
          <table:table-cell table:style-name="ce5" table:formula="of:=2*SQRT([.A10]^2*([.$F$1]^2*[.$H$1]^2)+4*9.81^2*1^2*[.I10]^2/[.H10]^6)" office:value-type="float" office:value="0.0008249638121199">
            <text:p>0.0008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.8">
            <text:p>8.8</text:p>
          </table:table-cell>
          <table:table-cell table:formula="of:=[.C11]/[.$B$10]" office:value-type="float" office:value="0.293333333333333">
            <text:p>0.2933333333</text:p>
          </table:table-cell>
          <table:table-cell table:formula="of:=1/[.D11]" office:value-type="float" office:value="3.40909090909091">
            <text:p>3.4090909091</text:p>
          </table:table-cell>
          <table:table-cell table:formula="of:=2*[.$C$1]*[.E11]" office:value-type="float" office:value="21.4199499108395">
            <text:p>21.4199499108</text:p>
          </table:table-cell>
          <table:table-cell table:number-columns-repeated="5"/>
          <table:table-cell table:style-name="ce3"/>
          <table:table-cell table:style-name="ce5"/>
          <table:table-cell table:number-columns-repeated="3"/>
        </table:table-row>
        <table:table-row table:style-name="ro2">
          <table:table-cell table:number-columns-repeated="2"/>
          <table:table-cell office:value-type="float" office:value="8.6">
            <text:p>8.6</text:p>
          </table:table-cell>
          <table:table-cell table:formula="of:=[.C12]/[.$B$10]" office:value-type="float" office:value="0.286666666666667">
            <text:p>0.2866666667</text:p>
          </table:table-cell>
          <table:table-cell table:formula="of:=1/[.D12]" office:value-type="float" office:value="3.48837209302326">
            <text:p>3.488372093</text:p>
          </table:table-cell>
          <table:table-cell table:formula="of:=2*[.$C$1]*[.E12]" office:value-type="float" office:value="21.918088280859">
            <text:p>21.9180882809</text:p>
          </table:table-cell>
          <table:table-cell table:number-columns-repeated="5"/>
          <table:table-cell table:style-name="ce3"/>
          <table:table-cell table:style-name="ce5"/>
          <table:table-cell table:number-columns-repeated="3"/>
        </table:table-row>
        <table:table-row table:style-name="ro2">
          <table:table-cell table:number-columns-repeated="2"/>
          <table:table-cell office:value-type="float" office:value="8.7">
            <text:p>8.7</text:p>
          </table:table-cell>
          <table:table-cell table:formula="of:=[.C13]/[.$B$10]" office:value-type="float" office:value="0.29">
            <text:p>0.29</text:p>
          </table:table-cell>
          <table:table-cell table:formula="of:=1/[.D13]" office:value-type="float" office:value="3.44827586206897">
            <text:p>3.4482758621</text:p>
          </table:table-cell>
          <table:table-cell table:formula="of:=2*[.$C$1]*[.E13]" office:value-type="float" office:value="21.6661562316537">
            <text:p>21.6661562317</text:p>
          </table:table-cell>
          <table:table-cell table:number-columns-repeated="5"/>
          <table:table-cell table:style-name="ce3"/>
          <table:table-cell table:style-name="ce5"/>
          <table:table-cell table:number-columns-repeated="3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number-columns-repeated="3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number-columns-repeated="3"/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20">
            <text:p>20</text:p>
          </table:table-cell>
          <table:table-cell office:value-type="float" office:value="9.9">
            <text:p>9.9</text:p>
          </table:table-cell>
          <table:table-cell table:formula="of:=[.C16]/[.$B$16]" office:value-type="float" office:value="0.495">
            <text:p>0.495</text:p>
          </table:table-cell>
          <table:table-cell table:formula="of:=1/[.D16]" office:value-type="float" office:value="2.02020202020202">
            <text:p>2.0202020202</text:p>
          </table:table-cell>
          <table:table-cell table:formula="of:=2*[.$C$1]*[.E16]" office:value-type="float" office:value="12.6933036508679">
            <text:p>12.6933036509</text:p>
          </table:table-cell>
          <table:table-cell/>
          <table:table-cell table:formula="of:=AVERAGE([.F16:.F19])" office:value-type="float" office:value="12.7580654041887">
            <text:p>12.7580654042</text:p>
          </table:table-cell>
          <table:table-cell table:formula="of:=STDEV([.F16:.F19])/2" office:value-type="float" office:value="0.0373902157129269">
            <text:p>0.0373902157</text:p>
          </table:table-cell>
          <table:table-cell table:number-columns-repeated="2"/>
          <table:table-cell table:style-name="ce3" table:formula="of:=2*[.$A$16]*9.81*1/[.H16]^2-[.$A$16]*[.$F$1]^2" office:value-type="float" office:value="0.0470646660306425">
            <text:p>0.047064666</text:p>
          </table:table-cell>
          <table:table-cell table:style-name="ce5" table:formula="of:=2*SQRT([.A16]^2*([.$F$1]^2*[.$H$1]^2)+4*9.81^2*1^2*[.I16]^2/[.H16]^6)" office:value-type="float" office:value="0.000717366450765973">
            <text:p>0.0007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7]/[.$B$16]" office:value-type="float" office:value="0.49">
            <text:p>0.49</text:p>
          </table:table-cell>
          <table:table-cell table:formula="of:=1/[.D17]" office:value-type="float" office:value="2.04081632653061">
            <text:p>2.0408163265</text:p>
          </table:table-cell>
          <table:table-cell table:formula="of:=2*[.$C$1]*[.E17]" office:value-type="float" office:value="12.8228271575094">
            <text:p>12.8228271575</text:p>
          </table:table-cell>
          <table:table-cell table:number-columns-repeated="5"/>
          <table:table-cell table:style-name="ce3"/>
          <table:table-cell table:style-name="ce5"/>
          <table:table-cell table:number-columns-repeated="3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8]/[.$B$16]" office:value-type="float" office:value="0.49">
            <text:p>0.49</text:p>
          </table:table-cell>
          <table:table-cell table:formula="of:=1/[.D18]" office:value-type="float" office:value="2.04081632653061">
            <text:p>2.0408163265</text:p>
          </table:table-cell>
          <table:table-cell table:formula="of:=2*[.$C$1]*[.E18]" office:value-type="float" office:value="12.8228271575094">
            <text:p>12.8228271575</text:p>
          </table:table-cell>
          <table:table-cell table:number-columns-repeated="5"/>
          <table:table-cell table:style-name="ce3"/>
          <table:table-cell table:style-name="ce5"/>
          <table:table-cell table:number-columns-repeated="3"/>
        </table:table-row>
        <table:table-row table:style-name="ro2">
          <table:table-cell table:number-columns-repeated="2"/>
          <table:table-cell office:value-type="float" office:value="9.9">
            <text:p>9.9</text:p>
          </table:table-cell>
          <table:table-cell table:formula="of:=[.C19]/[.$B$16]" office:value-type="float" office:value="0.495">
            <text:p>0.495</text:p>
          </table:table-cell>
          <table:table-cell table:formula="of:=1/[.D19]" office:value-type="float" office:value="2.02020202020202">
            <text:p>2.0202020202</text:p>
          </table:table-cell>
          <table:table-cell table:formula="of:=2*[.$C$1]*[.E19]" office:value-type="float" office:value="12.6933036508679">
            <text:p>12.6933036509</text:p>
          </table:table-cell>
          <table:table-cell table:number-columns-repeated="5"/>
          <table:table-cell table:style-name="ce3"/>
          <table:table-cell table:style-name="ce5"/>
          <table:table-cell table:number-columns-repeated="3"/>
        </table:table-row>
        <table:table-row table:style-name="ro2">
          <table:table-cell table:number-columns-repeated="11"/>
          <table:table-cell table:style-name="ce3"/>
          <table:table-cell table:style-name="ce5"/>
          <table:table-cell table:number-columns-repeated="3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5"/>
          <table:table-cell table:style-name="ce3"/>
          <table:table-cell table:style-name="ce5"/>
          <table:table-cell table:number-columns-repeated="3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22]/[.$B$22]" office:value-type="float" office:value="0.7">
            <text:p>0.7</text:p>
          </table:table-cell>
          <table:table-cell table:formula="of:=1/[.D22]" office:value-type="float" office:value="1.42857142857143">
            <text:p>1.4285714286</text:p>
          </table:table-cell>
          <table:table-cell table:formula="of:=2*[.$C$1]*[.E22]" office:value-type="float" office:value="8.97597901025655">
            <text:p>8.9759790103</text:p>
          </table:table-cell>
          <table:table-cell/>
          <table:table-cell table:style-name="ce1" table:formula="of:=AVERAGE([.F22:.F25])" office:value-type="float" office:value="9.07450051900084">
            <text:p>9.074500519</text:p>
          </table:table-cell>
          <table:table-cell table:style-name="ce1" table:formula="of:=STDEV([.F22:.F25])/2" office:value-type="float" office:value="0.0631085443326939">
            <text:p>0.0631085443</text:p>
          </table:table-cell>
          <table:table-cell table:number-columns-repeated="2"/>
          <table:table-cell table:style-name="ce3" table:formula="of:=2*[.$A$22]*9.81*1/[.H22]^2-[.$A$22]*[.$F$1]^2" office:value-type="float" office:value="0.0440072639896115">
            <text:p>0.044007264</text:p>
          </table:table-cell>
          <table:table-cell table:style-name="ce5" table:formula="of:=2*SQRT([.A22]^2*([.$F$1]^2*[.$H$1]^2)+4*9.81^2*1^2*[.I22]^2/[.H22]^6)" office:value-type="float" office:value="0.00331441297425086">
            <text:p>0.0033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6.9">
            <text:p>6.9</text:p>
          </table:table-cell>
          <table:table-cell table:formula="of:=[.C23]/[.$B$22]" office:value-type="float" office:value="0.69">
            <text:p>0.69</text:p>
          </table:table-cell>
          <table:table-cell table:formula="of:=1/[.D23]" office:value-type="float" office:value="1.44927536231884">
            <text:p>1.4492753623</text:p>
          </table:table-cell>
          <table:table-cell table:formula="of:=2*[.$C$1]*[.E23]" office:value-type="float" office:value="9.10606566257911">
            <text:p>9.106065662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C24]/[.$B$22]" office:value-type="float" office:value="0.7">
            <text:p>0.7</text:p>
          </table:table-cell>
          <table:table-cell table:formula="of:=1/[.D24]" office:value-type="float" office:value="1.42857142857143">
            <text:p>1.4285714286</text:p>
          </table:table-cell>
          <table:table-cell table:formula="of:=2*[.$C$1]*[.E24]" office:value-type="float" office:value="8.97597901025655">
            <text:p>8.975979010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8">
            <text:p>6.8</text:p>
          </table:table-cell>
          <table:table-cell table:formula="of:=[.C25]/[.$B$22]" office:value-type="float" office:value="0.68">
            <text:p>0.68</text:p>
          </table:table-cell>
          <table:table-cell table:formula="of:=1/[.D25]" office:value-type="float" office:value="1.47058823529412">
            <text:p>1.4705882353</text:p>
          </table:table-cell>
          <table:table-cell table:formula="of:=2*[.$C$1]*[.E25]" office:value-type="float" office:value="9.23997839291116">
            <text:p>9.2399783929</text:p>
          </table:table-cell>
          <table:table-cell table:number-columns-repeated="10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präz.periode [s]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95">
            <text:p>9.95</text:p>
          </table:table-cell>
          <table:table-cell table:formula="of:=2*[.$C$1]*[.B29]" office:value-type="float" office:value="62.5176938064369">
            <text:p>62.5176938064</text:p>
          </table:table-cell>
          <table:table-cell/>
          <table:table-cell office:value-type="float" office:value="54">
            <text:p>54</text:p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9"/>
          <table:table-cell office:value-type="string">
            <text:p>Gemessen</text:p>
          </table:table-cell>
          <table:table-cell table:number-columns-repeated="3"/>
          <table:table-cell table:style-name="ce2" office:value-type="string">
            <text:p>Frequenz</text:p>
          </table:table-cell>
          <table:table-cell table:number-columns-repeated="2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 office:value-type="string">
            <text:p>präz.periode 1/4 [s]</text:p>
          </table:table-cell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  <table:table-cell table:style-name="ce2" office:value-type="string">
            <text:p>m</text:p>
          </table:table-cell>
          <table:table-cell table:style-name="ce2" office:value-type="string">
            <text:p>G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 table:style-name="ce2" office:value-type="float" office:value="16.7">
            <text:p>16.7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22.4">
            <text:p>22.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.7">
            <text:p>16.7</text:p>
          </table:table-cell>
          <table:table-cell table:formula="of:=2*[.$C$1]*[.B33]" office:value-type="float" office:value="104.929194629899">
            <text:p>104.9291946299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1.3">
            <text:p>21.3</text:p>
          </table:table-cell>
          <table:table-cell table:formula="of:=[.F33]*4" office:value-type="float" office:value="85.2">
            <text:p>85.2</text:p>
          </table:table-cell>
          <table:table-cell table:formula="of:=1/[.G33]" office:value-type="float" office:value="0.0117370892018779">
            <text:p>0.0117370892</text:p>
          </table:table-cell>
          <table:table-cell office:value-type="string">
            <text:p>nix gut</text:p>
          </table:table-cell>
          <table:table-cell office:value-type="float" office:value="0.2">
            <text:p>0.2</text:p>
          </table:table-cell>
          <table:table-cell table:formula="of:=[.J33]*9.81" office:value-type="float" office:value="1.962">
            <text:p>1.962</text:p>
          </table:table-cell>
          <table:table-cell office:value-type="float" office:value="0.15">
            <text:p>0.15</text:p>
          </table:table-cell>
          <table:table-cell table:style-name="ce2" table:formula="of:=[.K33]*[.L33]" office:value-type="float" office:value="0.2943">
            <text:p>0.2943</text:p>
          </table:table-cell>
          <table:table-cell table:formula="of:=[.G34]" office:value-type="float" office:value="90.7">
            <text:p>90.7</text:p>
          </table:table-cell>
          <table:table-cell table:formula="of:=[.G44]" office:value-type="float" office:value="108.2">
            <text:p>108.2</text:p>
          </table:table-cell>
          <table:table-cell table:formula="of:=[.G54]" office:value-type="float" office:value="121.6">
            <text:p>121.6</text:p>
          </table:table-cell>
        </table:table-row>
        <table:table-row table:style-name="ro2">
          <table:table-cell table:number-columns-repeated="6"/>
          <table:table-cell office:value-type="float" office:value="90.7">
            <text:p>90.7</text:p>
          </table:table-cell>
          <table:table-cell table:formula="of:=1/[.G34]" office:value-type="float" office:value="0.0110253583241455">
            <text:p>0.0110253583</text:p>
          </table:table-cell>
          <table:table-cell/>
          <table:table-cell office:value-type="float" office:value="0.2">
            <text:p>0.2</text:p>
          </table:table-cell>
          <table:table-cell table:formula="of:=[.J34]*9.81" office:value-type="float" office:value="1.962">
            <text:p>1.962</text:p>
          </table:table-cell>
          <table:table-cell office:value-type="float" office:value="0.2">
            <text:p>0.2</text:p>
          </table:table-cell>
          <table:table-cell table:style-name="ce2" table:formula="of:=[.K34]*[.L34]" office:value-type="float" office:value="0.3924">
            <text:p>0.3924</text:p>
          </table:table-cell>
          <table:table-cell table:formula="of:=[.G36]" office:value-type="float" office:value="65">
            <text:p>65</text:p>
          </table:table-cell>
          <table:table-cell table:formula="of:=[.G45]" office:value-type="float" office:value="75.2">
            <text:p>75.2</text:p>
          </table:table-cell>
          <table:table-cell table:formula="of:=[.G55]" office:value-type="float" office:value="84.7">
            <text:p>84.7</text:p>
          </table:table-cell>
        </table:table-row>
        <table:table-row table:style-name="ro2">
          <table:table-cell table:number-columns-repeated="9"/>
          <table:table-cell office:value-type="float" office:value="0.46">
            <text:p>0.46</text:p>
          </table:table-cell>
          <table:table-cell table:formula="of:=[.J35]*9.81" office:value-type="float" office:value="4.5126">
            <text:p>4.5126</text:p>
          </table:table-cell>
          <table:table-cell office:value-type="float" office:value="0.15">
            <text:p>0.15</text:p>
          </table:table-cell>
          <table:table-cell table:style-name="ce2" table:formula="of:=[.K35]*[.L35]" office:value-type="float" office:value="0.67689">
            <text:p>0.67689</text:p>
          </table:table-cell>
          <table:table-cell table:formula="of:=[.G39]" office:value-type="float" office:value="39.2">
            <text:p>39.2</text:p>
          </table:table-cell>
          <table:table-cell table:formula="of:=[.G46]" office:value-type="float" office:value="45.7">
            <text:p>45.7</text:p>
          </table:table-cell>
          <table:table-cell table:formula="of:=[.G57]" office:value-type="float" office:value="52.2">
            <text:p>52.2</text:p>
          </table:table-cell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65">
            <text:p>65</text:p>
          </table:table-cell>
          <table:table-cell table:formula="of:=1/[.G36]" office:value-type="float" office:value="0.0153846153846154">
            <text:p>0.0153846154</text:p>
          </table:table-cell>
          <table:table-cell/>
          <table:table-cell office:value-type="float" office:value="0.46">
            <text:p>0.46</text:p>
          </table:table-cell>
          <table:table-cell table:formula="of:=[.J36]*9.81" office:value-type="float" office:value="4.5126">
            <text:p>4.5126</text:p>
          </table:table-cell>
          <table:table-cell office:value-type="float" office:value="0.2">
            <text:p>0.2</text:p>
          </table:table-cell>
          <table:table-cell table:style-name="ce2" table:formula="of:=[.K36]*[.L36]" office:value-type="float" office:value="0.90252">
            <text:p>0.90252</text:p>
          </table:table-cell>
          <table:table-cell table:formula="of:=[.G40]" office:value-type="float" office:value="29.9">
            <text:p>29.9</text:p>
          </table:table-cell>
          <table:table-cell table:formula="of:=[.G47]" office:value-type="float" office:value="33.8">
            <text:p>33.8</text:p>
          </table:table-cell>
          <table:table-cell table:formula="of:=[.G58]" office:value-type="float" office:value="36.1">
            <text:p>36.1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39.2">
            <text:p>39.2</text:p>
          </table:table-cell>
          <table:table-cell table:formula="of:=1/[.G39]" office:value-type="float" office:value="0.0255102040816326">
            <text:p>0.0255102041</text:p>
          </table:table-cell>
          <table:table-cell/>
          <table:table-cell office:value-type="string">
            <text:p>J</text:p>
          </table:table-cell>
          <table:table-cell/>
          <table:table-cell table:style-name="ce4" office:value-type="float" office:value="0.0468">
            <text:p>0.0468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29.9">
            <text:p>29.9</text:p>
          </table:table-cell>
          <table:table-cell table:formula="of:=1/[.G40]" office:value-type="float" office:value="0.0334448160535117">
            <text:p>0.0334448161</text:p>
          </table:table-cell>
          <table:table-cell/>
          <table:table-cell office:value-type="string">
            <text:p>Erwartet</text:p>
          </table:table-cell>
          <table:table-cell table:number-columns-repeated="3"/>
          <table:table-cell table:style-name="ce2" office:value-type="string">
            <text:p>Frequenz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2" office:value-type="string">
            <text:p>m</text:p>
          </table:table-cell>
          <table:table-cell table:style-name="ce2" office:value-type="string">
            <text:p>G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 table:style-name="ce2" office:value-type="float" office:value="16.7">
            <text:p>16.7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22.4">
            <text:p>22.4</text:p>
          </table:table-cell>
        </table:table-row>
        <table:table-row table:style-name="ro2">
          <table:table-cell table:number-columns-repeated="9"/>
          <table:table-cell office:value-type="float" office:value="0.2">
            <text:p>0.2</text:p>
          </table:table-cell>
          <table:table-cell table:formula="of:=[.J42]*9.81" office:value-type="float" office:value="1.962">
            <text:p>1.962</text:p>
          </table:table-cell>
          <table:table-cell office:value-type="float" office:value="0.15">
            <text:p>0.15</text:p>
          </table:table-cell>
          <table:table-cell table:style-name="ce2" table:formula="of:=[.K42]*[.L42]" office:value-type="float" office:value="0.2943">
            <text:p>0.2943</text:p>
          </table:table-cell>
          <table:table-cell table:formula="of:=2*[.$C$1]*[.$L$39]*(2*[.$C$1]*[.N$41])/[.$M42]" office:value-type="float" office:value="104.841155497321">
            <text:p>104.8411554973</text:p>
          </table:table-cell>
          <table:table-cell table:formula="of:=2*[.$C$1]*[.$L$39]*(2*[.$C$1]*[.O$41])/[.$M42]" office:value-type="float" office:value="123.047104655538">
            <text:p>123.0471046555</text:p>
          </table:table-cell>
          <table:table-cell table:formula="of:=2*[.$C$1]*[.$L$39]*(2*[.$C$1]*[.P$41])/[.$M42]" office:value-type="float" office:value="140.625262463472">
            <text:p>140.6252624635</text:p>
          </table:table-cell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/>
          <table:table-cell office:value-type="float" office:value="0.2">
            <text:p>0.2</text:p>
          </table:table-cell>
          <table:table-cell table:formula="of:=[.J43]*9.81" office:value-type="float" office:value="1.962">
            <text:p>1.962</text:p>
          </table:table-cell>
          <table:table-cell office:value-type="float" office:value="0.2">
            <text:p>0.2</text:p>
          </table:table-cell>
          <table:table-cell table:style-name="ce2" table:formula="of:=[.K43]*[.L43]" office:value-type="float" office:value="0.3924">
            <text:p>0.3924</text:p>
          </table:table-cell>
          <table:table-cell table:formula="of:=2*[.$C$1]*[.$L$39]*(2*[.$C$1]*[.N$41])/[.$M43]" office:value-type="float" office:value="78.6308666229907">
            <text:p>78.630866623</text:p>
          </table:table-cell>
          <table:table-cell table:formula="of:=2*[.$C$1]*[.$L$39]*(2*[.$C$1]*[.O$41])/[.$M43]" office:value-type="float" office:value="92.2853284916537">
            <text:p>92.2853284917</text:p>
          </table:table-cell>
          <table:table-cell table:formula="of:=2*[.$C$1]*[.$L$39]*(2*[.$C$1]*[.P$41])/[.$M43]" office:value-type="float" office:value="105.468946847604">
            <text:p>105.468946847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.6">
            <text:p>19.6</text:p>
          </table:table-cell>
          <table:table-cell table:formula="of:=2*[.$C$1]*[.B44]" office:value-type="float" office:value="123.15043202072">
            <text:p>123.1504320207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08.2">
            <text:p>108.2</text:p>
          </table:table-cell>
          <table:table-cell table:formula="of:=1/[.G44]" office:value-type="float" office:value="0.00924214417744917">
            <text:p>0.0092421442</text:p>
          </table:table-cell>
          <table:table-cell/>
          <table:table-cell office:value-type="float" office:value="0.46">
            <text:p>0.46</text:p>
          </table:table-cell>
          <table:table-cell table:formula="of:=[.J44]*9.81" office:value-type="float" office:value="4.5126">
            <text:p>4.5126</text:p>
          </table:table-cell>
          <table:table-cell office:value-type="float" office:value="0.15">
            <text:p>0.15</text:p>
          </table:table-cell>
          <table:table-cell table:style-name="ce2" table:formula="of:=[.K44]*[.L44]" office:value-type="float" office:value="0.67689">
            <text:p>0.67689</text:p>
          </table:table-cell>
          <table:table-cell table:formula="of:=2*[.$C$1]*[.$L$39]*(2*[.$C$1]*[.N$41])/[.$M44]" office:value-type="float" office:value="45.5831110857917">
            <text:p>45.5831110858</text:p>
          </table:table-cell>
          <table:table-cell table:formula="of:=2*[.$C$1]*[.$L$39]*(2*[.$C$1]*[.O$41])/[.$M44]" office:value-type="float" office:value="53.4987411545819">
            <text:p>53.4987411546</text:p>
          </table:table-cell>
          <table:table-cell table:formula="of:=2*[.$C$1]*[.$L$39]*(2*[.$C$1]*[.P$41])/[.$M44]" office:value-type="float" office:value="61.1414184623793">
            <text:p>61.1414184624</text:p>
          </table:table-cell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75.2">
            <text:p>75.2</text:p>
          </table:table-cell>
          <table:table-cell table:formula="of:=1/[.G45]" office:value-type="float" office:value="0.0132978723404255">
            <text:p>0.0132978723</text:p>
          </table:table-cell>
          <table:table-cell/>
          <table:table-cell office:value-type="float" office:value="0.46">
            <text:p>0.46</text:p>
          </table:table-cell>
          <table:table-cell table:formula="of:=[.J45]*9.81" office:value-type="float" office:value="4.5126">
            <text:p>4.5126</text:p>
          </table:table-cell>
          <table:table-cell office:value-type="float" office:value="0.2">
            <text:p>0.2</text:p>
          </table:table-cell>
          <table:table-cell table:style-name="ce2" table:formula="of:=[.K45]*[.L45]" office:value-type="float" office:value="0.90252">
            <text:p>0.90252</text:p>
          </table:table-cell>
          <table:table-cell table:formula="of:=2*[.$C$1]*[.$L$39]*(2*[.$C$1]*[.N$41])/[.$M45]" office:value-type="float" office:value="34.1873333143438">
            <text:p>34.1873333143</text:p>
          </table:table-cell>
          <table:table-cell table:formula="of:=2*[.$C$1]*[.$L$39]*(2*[.$C$1]*[.O$41])/[.$M45]" office:value-type="float" office:value="40.1240558659364">
            <text:p>40.1240558659</text:p>
          </table:table-cell>
          <table:table-cell table:formula="of:=2*[.$C$1]*[.$L$39]*(2*[.$C$1]*[.P$41])/[.$M45]" office:value-type="float" office:value="45.8560638467844">
            <text:p>45.8560638468</text:p>
          </table:table-cell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45.7">
            <text:p>45.7</text:p>
          </table:table-cell>
          <table:table-cell table:formula="of:=1/[.G46]" office:value-type="float" office:value="0.0218818380743982">
            <text:p>0.0218818381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3.8">
            <text:p>33.8</text:p>
          </table:table-cell>
          <table:table-cell table:formula="of:=1/[.G47]" office:value-type="float" office:value="0.029585798816568">
            <text:p>0.0295857988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1.1">
            <text:p>21.1</text:p>
          </table:table-cell>
          <table:table-cell table:formula="of:=1/[.G48]" office:value-type="float" office:value="0.0473933649289099">
            <text:p>0.0473933649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5.8">
            <text:p>15.8</text:p>
          </table:table-cell>
          <table:table-cell table:formula="of:=1/[.G49]" office:value-type="float" office:value="0.0632911392405063">
            <text:p>0.0632911392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18.1">
            <text:p>18.1</text:p>
          </table:table-cell>
          <table:table-cell table:formula="of:=1/[.G50]" office:value-type="float" office:value="0.0552486187845304">
            <text:p>0.0552486188</text:p>
          </table:table-cell>
          <table:table-cell table:number-columns-repeated="8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.4">
            <text:p>22.4</text:p>
          </table:table-cell>
          <table:table-cell table:formula="of:=2*[.$C$1]*[.B54]" office:value-type="float" office:value="140.743350880823">
            <text:p>140.7433508808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21.6">
            <text:p>121.6</text:p>
          </table:table-cell>
          <table:table-cell table:formula="of:=1/[.G54]" office:value-type="float" office:value="0.00822368421052632">
            <text:p>0.0082236842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84.7">
            <text:p>84.7</text:p>
          </table:table-cell>
          <table:table-cell table:formula="of:=1/[.G55]" office:value-type="float" office:value="0.0118063754427391">
            <text:p>0.0118063754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97.2">
            <text:p>97.2</text:p>
          </table:table-cell>
          <table:table-cell table:formula="of:=1/[.G56]" office:value-type="float" office:value="0.0102880658436214">
            <text:p>0.0102880658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52.2">
            <text:p>52.2</text:p>
          </table:table-cell>
          <table:table-cell table:formula="of:=1/[.G57]" office:value-type="float" office:value="0.0191570881226054">
            <text:p>0.0191570881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6.1">
            <text:p>36.1</text:p>
          </table:table-cell>
          <table:table-cell table:formula="of:=1/[.G58]" office:value-type="float" office:value="0.0277008310249307">
            <text:p>0.027700831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43.4">
            <text:p>43.4</text:p>
          </table:table-cell>
          <table:table-cell table:formula="of:=1/[.G59]" office:value-type="float" office:value="0.0230414746543779">
            <text:p>0.0230414747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3.8">
            <text:p>23.8</text:p>
          </table:table-cell>
          <table:table-cell table:formula="of:=1/[.G60]" office:value-type="float" office:value="0.0420168067226891">
            <text:p>0.0420168067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7.8">
            <text:p>17.8</text:p>
          </table:table-cell>
          <table:table-cell table:formula="of:=1/[.G61]" office:value-type="float" office:value="0.0561797752808989">
            <text:p>0.0561797753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20.4">
            <text:p>20.4</text:p>
          </table:table-cell>
          <table:table-cell table:formula="of:=1/[.G62]" office:value-type="float" office:value="0.0490196078431373">
            <text:p>0.0490196078</text:p>
          </table:table-cell>
          <table:table-cell table:number-columns-repeated="8"/>
        </table:table-row>
        <table:table-row table:style-name="ro2" table:number-rows-repeated="104851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 number:decimal-replacement=""/>
    </number:number-style>
    <number:number-style style:name="N120">
      <number:number number:decimal-places="3" number:min-integer-digits="1"/>
    </number:number-style>
    <number:number-style style:name="N121">
      <number:number number:decimal-places="5" number:min-integer-digits="1" number:decimal-replacement="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 style:data-style-name="N2" text:time-value="0000-00-00T12:08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2:57:45</meta:creation-date>
    <dc:date>2013-05-15T12:39:02</dc:date>
    <meta:editing-duration>PT1H58M21S</meta:editing-duration>
    <meta:editing-cycles>45</meta:editing-cycles>
    <meta:generator>LibreOffice/4.0.1.2$Linux_X86_64 LibreOffice_project/84102822e3d61eb989ddd325abf1ac077904985</meta:generator>
    <meta:document-statistic meta:table-count="1" meta:cell-count="313" meta:object-count="0"/>
    <meta:user-defined meta:name="qrichtext">1</meta:user-defined>
  </office:meta>
</office:document-meta>
</file>